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D141589999A7FF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8.045cm" svg:x="1.726cm" svg:y="2.816cm">
          <draw:image xlink:href="Pictures/10000000000004B200000424D141589999A7FF23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2.413cm" svg:y="13.208cm">
          <text:p text:style-name="P1">Open Contact</text:p>
          <text:p text:style-name="P1">For Edit</text:p>
          <draw:enhanced-geometry svg:viewBox="0 0 21600 21600" draw:glue-points="10800 0 0 10800 10800 21600 21600 10800 ?f40 ?f41" draw:text-areas="0 0 21600 21600" draw:type="rectangular-callout" draw:modifiers="24215.8793969849 -13402.0113686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18.796cm" svg:y="1.778cm">
          <text:p text:style-name="P1">Contact Name</text:p>
          <draw:enhanced-geometry svg:viewBox="0 0 21600 21600" draw:glue-points="10800 0 0 10800 10800 21600 21600 10800 ?f40 ?f41" draw:text-areas="0 0 21600 21600" draw:type="rectangular-callout" draw:modifiers="-709.145728643216 54685.2926709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7.259cm" svg:y="2.069cm">
          <text:p text:style-name="P1">View All</text:p>
          <text:p text:style-name="P1">Contact Info</text:p>
          <draw:enhanced-geometry svg:viewBox="0 0 21600 21600" draw:glue-points="10800 0 0 10800 10800 21600 21600 10800 ?f40 ?f41" draw:text-areas="0 0 21600 21600" draw:type="rectangular-callout" draw:modifiers="18369.0452261307 40203.8366945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.978cm" svg:y="6.45cm">
          <text:p text:style-name="P1">Create New</text:p>
          <text:p text:style-name="P1">Contact</text:p>
          <draw:enhanced-geometry svg:viewBox="0 0 21600 21600" draw:glue-points="10800 0 0 10800 10800 21600 21600 10800 ?f40 ?f41" draw:text-areas="0 0 21600 21600" draw:type="rectangular-callout" draw:modifiers="21849.648241206 35937.03541757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31T14:24:08.941849905</dc:date>
    <meta:editing-duration>P1DT4H11M47S</meta:editing-duration>
    <meta:editing-cycles>43</meta:editing-cycles>
    <meta:generator>LibreOffice/6.0.7.3$Linux_X86_64 LibreOffice_project/00m0$Build-3</meta:generator>
    <meta:document-statistic meta:object-count="5"/>
  </office:meta>
</office:document-meta>
</file>